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117" officeooo:paragraph-rsid="0004c117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 style:list-style-name="">
      <style:text-properties fo:language="ru" fo:country="RU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officeooo:rsid="0004ccc3"/>
    </style:style>
    <style:style style:name="T2" style:family="text">
      <style:text-properties fo:language="en" fo:country="US" officeooo:rsid="0004ccc3"/>
    </style:style>
    <style:style style:name="T3" style:family="text">
      <style:text-properties fo:language="en" fo:country="US" officeooo:rsid="00084f92" fo:background-color="#ffff00" loext:char-shading-value="0"/>
    </style:style>
    <style:style style:name="T4" style:family="text">
      <style:text-properties fo:language="en" fo:country="US" officeooo:rsid="0004ccc3" fo:background-color="#ffff00" loext:char-shading-value="0"/>
    </style:style>
    <style:style style:name="T5" style:family="text">
      <style:text-properties officeooo:rsid="00084f92" fo:background-color="#ffff00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2"><text:a xlink:type="simple" xlink:href="#__RefHeading___Toc126_4028548566" text:style-name="Index_20_Link" text:visited-style-name="Index_20_Link">Введение<text:tab/>3</text:a></text:p>
        </text:index-body>
      </text:table-of-content>
      <text:h text:style-name="P4" text:outline-level="1"/>
      <text:h text:style-name="P6" text:outline-level="1"><text:bookmark-start text:name="__RefHeading___Toc126_4028548566"/>Введение<text:bookmark-end text:name="__RefHeading___Toc126_4028548566"/></text:h>
      <text:p text:style-name="P1"/>
      <text:p text:style-name="P1"><text:tab/>Энергетика — необходимая часть жизни человечества. Прогресс человечества за последний век произошел, благодаря бурному развитию энергосистем. На данный момент все страны мира пользуются преимуществами электричества. </text:p>
      <text:p text:style-name="P1"><text:tab/>Как и в других отраслях промышленности, современные инновации в энергетике далеко не сразу внедряются, а в некоторых случаях и вовсе остаются незамеченными. Одной из таких необходимых инноваций является продвинутое прогнозирование с использованием методов машинного обучения.</text:p>
      <text:p text:style-name="P1"><text:tab/>Прогнозирование с использованием машинного обучения позволит снизить издержки и оптимизировать работу всей энергосистемы. Благодаря развитию компьютерных технологий и резкому увеличению расчетных мощностей, а также современным методам сбора данных, мы можем использовать современные алгоритмы для построения сложных систем с участием производителей электроэнергии и потребителей.</text:p>
      <text:p text:style-name="P1"><text:tab/><text:span text:style-name="T1">С развитием текущих технологий, появилась возможность связать разрозненные системы потребителей и производителей энергии в целостную систему.</text:span><text:span text:style-name="T2"> </text:span><text:span text:style-name="T3">(</text:span><text:span text:style-name="T5">Разве уже не существует рынка сбыта электроэнергии? Это ведь уже система. Необходимо изучить и откорректировать.</text:span><text:span text:style-name="T3">)</text:span><text:span text:style-name="T4"> </text:span><text:span text:style-name="T1">Прогнозирую потребление электроэнергии, мы можем в нужной мере загружать производителей с минимальными издержками и потерями электроэнергии. Такой подход позволяет использовать все источники электроэнергии, а также пользоваться преимуществами аккумулирующих систем энергии. Кроме того, появится возможность полностью использовать ограниченные возможности возобновляемых источников энергии.</text:span></text:p>
      <text:p text:style-name="P1"/>
      <text:h text:style-name="P5" text:outline-level="1">Современное состояние исследуемой проблемы</text:h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7:17:14.842000000</meta:creation-date>
    <dc:date>2020-04-01T20:24:24.076000000</dc:date>
    <meta:editing-duration>PT34M17S</meta:editing-duration>
    <meta:editing-cycles>3</meta:editing-cycles>
    <meta:generator>LibreOffice/6.4.2.2$Windows_x86 LibreOffice_project/4e471d8c02c9c90f512f7f9ead8875b57fcb1ec3</meta:generator>
    <meta:document-statistic meta:table-count="0" meta:image-count="0" meta:object-count="0" meta:page-count="4" meta:paragraph-count="10" meta:word-count="185" meta:character-count="1605" meta:non-whitespace-character-count="1424"/>
  </office:meta>
</office:document-meta>
</file>